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text-properties fo:font-size="20pt" officeooo:rsid="001a6ca3" officeooo:paragraph-rsid="001a6ca3" style:font-size-asian="20pt" style:font-size-complex="20pt"/>
    </style:style>
    <style:style style:name="P3" style:family="paragraph" style:parent-style-name="Title">
      <style:text-properties fo:font-size="20pt" style:font-size-asian="20pt" style:font-size-complex="20pt"/>
    </style:style>
    <style:style style:name="P4" style:family="paragraph" style:parent-style-name="Heading_20_2">
      <style:text-properties officeooo:rsid="001fa027" officeooo:paragraph-rsid="001fa027"/>
    </style:style>
    <style:style style:name="P5" style:family="paragraph" style:parent-style-name="Heading_20_2">
      <style:text-properties officeooo:rsid="002b6343" officeooo:paragraph-rsid="002b6343"/>
    </style:style>
    <style:style style:name="P6" style:family="paragraph" style:parent-style-name="Text_20_body" style:list-style-name="L1">
      <style:text-properties officeooo:rsid="001ebcb2" officeooo:paragraph-rsid="001ebcb2"/>
    </style:style>
    <style:style style:name="P7" style:family="paragraph" style:parent-style-name="Text_20_body" style:list-style-name="L1">
      <style:text-properties officeooo:rsid="0022591a" officeooo:paragraph-rsid="0022591a"/>
    </style:style>
    <style:style style:name="P8" style:family="paragraph" style:parent-style-name="Text_20_body" style:list-style-name="L2">
      <style:text-properties officeooo:rsid="001b790e" officeooo:paragraph-rsid="001b790e"/>
    </style:style>
    <style:style style:name="P9" style:family="paragraph" style:parent-style-name="Text_20_body" style:list-style-name="L2">
      <style:text-properties officeooo:rsid="001c7569" officeooo:paragraph-rsid="001f448b"/>
    </style:style>
    <style:style style:name="P10" style:family="paragraph" style:parent-style-name="Text_20_body" style:list-style-name="L2">
      <style:text-properties officeooo:rsid="00210088" officeooo:paragraph-rsid="00210088"/>
    </style:style>
    <style:style style:name="P11" style:family="paragraph" style:parent-style-name="Text_20_body" style:list-style-name="L5">
      <style:text-properties officeooo:rsid="00210088" officeooo:paragraph-rsid="00210088"/>
    </style:style>
    <style:style style:name="P12" style:family="paragraph" style:parent-style-name="Text_20_body">
      <style:text-properties officeooo:rsid="00210088" officeooo:paragraph-rsid="00210088"/>
    </style:style>
    <style:style style:name="P13" style:family="paragraph" style:parent-style-name="Text_20_body" style:list-style-name="L3">
      <style:text-properties officeooo:paragraph-rsid="001f448b"/>
    </style:style>
    <style:style style:name="P14" style:family="paragraph" style:parent-style-name="Text_20_body" style:list-style-name="L3">
      <style:text-properties officeooo:paragraph-rsid="0029690c"/>
    </style:style>
    <style:style style:name="P15" style:family="paragraph" style:parent-style-name="Text_20_body" style:list-style-name="L3">
      <style:text-properties officeooo:rsid="001d3a48" officeooo:paragraph-rsid="001d3a48"/>
    </style:style>
    <style:style style:name="P16" style:family="paragraph" style:parent-style-name="Text_20_body" style:list-style-name="L3">
      <style:text-properties officeooo:rsid="001f448b" officeooo:paragraph-rsid="001f448b"/>
    </style:style>
    <style:style style:name="P17" style:family="paragraph" style:parent-style-name="Text_20_body" style:list-style-name="L3">
      <style:text-properties officeooo:rsid="001fa027" officeooo:paragraph-rsid="001fa027"/>
    </style:style>
    <style:style style:name="P18" style:family="paragraph" style:parent-style-name="Text_20_body" style:list-style-name="L4">
      <style:text-properties officeooo:rsid="001fa027" officeooo:paragraph-rsid="001fa027"/>
    </style:style>
    <style:style style:name="P19" style:family="paragraph" style:parent-style-name="Text_20_body" style:list-style-name="L6">
      <style:text-properties officeooo:paragraph-rsid="00264f9b"/>
    </style:style>
    <style:style style:name="P20" style:family="paragraph" style:parent-style-name="Text_20_body" style:list-style-name="L6">
      <style:text-properties officeooo:rsid="00264f9b" officeooo:paragraph-rsid="00264f9b"/>
    </style:style>
    <style:style style:name="P21" style:family="paragraph" style:parent-style-name="Text_20_body" style:list-style-name="L6">
      <style:text-properties officeooo:rsid="0026d084" officeooo:paragraph-rsid="0026d084"/>
    </style:style>
    <style:style style:name="P22" style:family="paragraph" style:parent-style-name="Text_20_body" style:list-style-name="L3">
      <style:text-properties officeooo:rsid="00289037" officeooo:paragraph-rsid="00289037"/>
    </style:style>
    <style:style style:name="P23" style:family="paragraph" style:parent-style-name="Text_20_body" style:list-style-name="L7">
      <style:text-properties officeooo:rsid="002b6343" officeooo:paragraph-rsid="002b6343"/>
    </style:style>
    <style:style style:name="T1" style:family="text">
      <style:text-properties style:font-name="Liberation Sans" fo:font-size="16.1000003814697pt" fo:font-weight="bold" officeooo:rsid="001fa02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" style:family="text">
      <style:text-properties style:font-name="Liberation Sans" officeooo:rsid="00264f9b"/>
    </style:style>
    <style:style style:name="T3" style:family="text">
      <style:text-properties style:font-name="Liberation Sans" officeooo:rsid="0026d084"/>
    </style:style>
    <style:style style:name="T4" style:family="text">
      <style:text-properties style:font-name="Liberation Sans" officeooo:rsid="00273bc5"/>
    </style:style>
    <style:style style:name="T5" style:family="text">
      <style:text-properties style:font-name="Liberation Sans" officeooo:rsid="00289037"/>
    </style:style>
    <style:style style:name="T6" style:family="text">
      <style:text-properties style:font-name="Liberation Sans" officeooo:rsid="0029690c"/>
    </style:style>
    <style:style style:name="T7" style:family="text">
      <style:text-properties style:font-name="Liberation Sans" officeooo:rsid="002a996c"/>
    </style:style>
    <style:style style:name="T8" style:family="text">
      <style:text-properties officeooo:rsid="00264f9b"/>
    </style:style>
    <style:style style:name="T9" style:family="text">
      <style:text-properties officeooo:rsid="001f448b"/>
    </style:style>
    <style:style style:name="T10" style:family="text">
      <style:text-properties officeooo:rsid="00289037"/>
    </style:style>
    <style:style style:name="T11" style:family="text">
      <style:text-properties officeooo:rsid="0029690c"/>
    </style:style>
    <style:style style:name="T12" style:family="text">
      <style:text-properties officeooo:rsid="002a99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ual for Microplastics Hyperspectral System</text:p>
      <text:p text:style-name="P1"/>
      <text:h text:style-name="Heading_20_1" text:outline-level="1">Mechanical Setup</text:h>
      <text:list xml:id="list1217444944" text:style-name="L6">
        <text:list-item>
          <text:p text:style-name="P21">The z-achis light screw should be 15.5cm above the groundplate.</text:p>
        </text:list-item>
        <text:list-item>
          <text:p text:style-name="P21">The y-achis light screw should be 25cm from the outer </text:p>
        </text:list-item>
        <text:list-item>
          <text:p text:style-name="P20">Attach object table to xy-table by sliding it sideways into the groves.</text:p>
        </text:list-item>
        <text:list-item>
          <text:p text:style-name="P19"><text:span text:style-name="T8">Align the object tables right side with the blue line on the x-table. This way the object </text:span><text:span text:style-name="T3">pit</text:span><text:span text:style-name="T8"> </text:span><text:span text:style-name="T2">left</text:span><text:span text:style-name="T8"> side is aligned with the camera field of view, if the x-table is set to </text:span><text:span text:style-name="T2">match</text:span><text:span text:style-name="T8"> the 3 red marks. The 3 green marks show the position for the </text:span><text:span text:style-name="T3">right</text:span><text:span text:style-name="T8"> </text:span><text:span text:style-name="T3">half of the <text:s/>object pit.</text:span></text:p>
        </text:list-item>
      </text:list>
      <text:h text:style-name="Heading_20_1" text:outline-level="1">Software Setup</text:h>
      <text:list xml:id="list3207228291" text:style-name="L1">
        <text:list-item>
          <text:p text:style-name="P6">Switch labscanner and camera on</text:p>
        </text:list-item>
        <text:list-item>
          <text:p text:style-name="P7">Start “Lumo -Scanner”</text:p>
        </text:list-item>
      </text:list>
      <text:h text:style-name="Heading_20_2" text:outline-level="2">Tab Setup</text:h>
      <text:list xml:id="list3172003867" text:style-name="L2">
        <text:list-item>
          <text:p text:style-name="P8">Connect Sensor 1 – Camera</text:p>
        </text:list-item>
        <text:list-item>
          <text:p text:style-name="P9">Sensor 1 – Set Capture Folder &amp; Dataset prefix</text:p>
        </text:list-item>
        <text:list-item>
          <text:p text:style-name="P8">Connect Motor 1</text:p>
        </text:list-item>
        <text:list-item>
          <text:p text:style-name="P8">Find Limits Motor 1</text:p>
        </text:list-item>
        <text:list-item>
          <text:p text:style-name="P10">Dataset naming: Set dataset naming format</text:p>
        </text:list-item>
      </text:list>
      <text:h text:style-name="Heading_20_2" text:outline-level="2">Tab <text:span text:style-name="T1">Adjust</text:span></text:h>
      <text:list xml:id="list691574650" text:style-name="L3">
        <text:list-item>
          <text:p text:style-name="P15">Find focusing target (QR-Code square) through moving target table with Motor – Arrows. <text:span text:style-name="T10">Click “Sensor 1 position – Focus Grid – Set“ to store this position.</text:span></text:p>
        </text:list-item>
        <text:list-item>
          <text:p text:style-name="P16">Focus camera until all edges are sharp</text:p>
        </text:list-item>
        <text:list-item>
          <text:p text:style-name="P22">Find upper edge of white target and click “Sensor 1 position – White start – Set”</text:p>
        </text:list-item>
        <text:list-item>
          <text:p text:style-name="P22">Move to the lower edge and click “Sensor 1 position – White stop – Set”. Make sure the view area stays at the same brightness. </text:p>
        </text:list-item>
        <text:list-item>
          <text:p text:style-name="P14"><text:span text:style-name="T11">With the camera view on the white target make sure the picture is not oversaturated (red </text:span><text:span text:style-name="T6">areas in the view</text:span><text:span text:style-name="T7">). In case of oversaturation reduce the exposure time in the “FX17 with dalsa” window. Don’t forget to click “Apply”</text:span></text:p>
        </text:list-item>
        <text:list-item>
          <text:p text:style-name="P22">Locate the upper edge of the target area and click “Sensor 1 positions – Target start – Set”.</text:p>
        </text:list-item>
        <text:list-item>
          <text:p text:style-name="P13"><text:soft-page-break/><text:span text:style-name="T4">Move the </text:span><text:span text:style-name="T6">x</text:span><text:span text:style-name="T4">-table</text:span><text:span text:style-name="T9"> </text:span><text:span text:style-name="T10">to center the framed box of the </text:span><text:span text:style-name="T9">target </text:span><text:span text:style-name="T5">pit</text:span><text:span text:style-name="T9"> in the camera view</text:span></text:p>
        </text:list-item>
        <text:list-item>
          <text:p text:style-name="P17"><text:span text:style-name="T12">S</text:span>canning speed calculation:<text:line-break/>select method: “Aspect ratio” and click run<text:line-break/>in the results popup select “scanner” (should be 0.9 – 1.0 mm/s)</text:p>
        </text:list-item>
      </text:list>
      <text:h text:style-name="P4" text:outline-level="2">Tab Capture</text:h>
      <text:list xml:id="list1342779156" text:style-name="L4">
        <text:list-item>
          <text:p text:style-name="P18">Metadata<text:line-break/>Set “Dataset name” – this will part of the file &amp; folder name<text:line-break/>Set “Description” – will be part of the metadatafile can be any text but no commas</text:p>
        </text:list-item>
      </text:list>
      <text:h text:style-name="Heading_20_1" text:outline-level="1">Measurement</text:h>
      <text:list xml:id="list1969799985" text:style-name="L5">
        <text:list-item>
          <text:p text:style-name="P11">Make sure box “Traffic lights” shows <text:span text:style-name="T12">all</text:span> green</text:p>
        </text:list-item>
        <text:list-item>
          <text:p text:style-name="P11">Preview the capture area with button “Preview”</text:p>
        </text:list-item>
        <text:list-item>
          <text:p text:style-name="P11">If preview is OK, click “Record”</text:p>
        </text:list-item>
      </text:list>
      <text:p text:style-name="P12"/>
      <text:h text:style-name="Heading_20_1" text:outline-level="1">Auswertung</text:h>
      <text:h text:style-name="P5" text:outline-level="2">Picking ROIs</text:h>
      <text:list xml:id="list3557868801" text:style-name="L7">
        <text:list-item>
          <text:p text:style-name="P23">Open Freelook, click “continue”.</text:p>
        </text:list-item>
        <text:list-item>
          <text:p text:style-name="P23">Goto your data folder. Open “capture” folder and select the .raw file without DARKREF or WHITEREF prefix.</text:p>
        </text:list-item>
        <text:list-item>
          <text:p text:style-name="P23">Double-Click “Band 1”</text:p>
        </text:list-item>
        <text:list-item>
          <text:p text:style-name="P23">In the “Options” – menu click “Z profile”</text:p>
        </text:list-item>
        <text:list-item>
          <text:p text:style-name="P23">Select the pixels you want to measure. Coordinates are shown on top off “Z Profile Plot”</text:p>
        </text:list-item>
        <text:list-item>
          <text:p text:style-name="P23">Create a txt file in your data folder. Formatting has to be the same as the example-rois.txt</text:p>
        </text:list-item>
        <text:list-item>
          <text:p text:style-name="P23"/>
        </text:list-item>
        <text:list-item>
          <text:p text:style-name="P23"/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a6ca3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2T11:04:24.397000000</meta:creation-date>
    <dc:date>2020-11-18T11:34:56.189000000</dc:date>
    <meta:editing-duration>P4DT18H40M45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0" meta:word-count="441" meta:character-count="2440" meta:non-whitespace-character-count="2050"/>
  </office:meta>
</office:document-meta>
</file>